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de couverture :</text:p>
      <text:p text:style-name="Standard"/>
      <text:p text:style-name="Standard">Anno 1 - Magistrale Ingegneria Informatica</text:p>
      <text:p text:style-name="Standard">Formal languages and compilers</text:p>
      <text:p text:style-name="Standard"/>
      <text:p text:style-name="Standard">25 january 2022</text:p>
      <text:p text:style-name="Standard"/>
      <text:p text:style-name="Standard">PARIS Floriane</text:p>
      <text:p text:style-name="Standard">QUACCIA Matthieu</text:p>
      <text:p text:style-name="Standard"/>
      <text:p text:style-name="Standard"/>
      <text:p text:style-name="P2">Sommaire</text:p>
      <text:p text:style-name="P2">Introduction</text:p>
      <text:p text:style-name="P2">Bibliographie</text:p>
      <text:p text:style-name="Standard"/>
      <text:list xml:id="list2364045828546706437" text:style-name="L1">
        <text:list-item>
          <text:p text:style-name="P1">Cours</text:p>
        </text:list-item>
        <text:list-item>
          <text:p text:style-name="P1">Vidéos Youtube</text:p>
        </text:list-item>
        <text:list-item>
          <text:p text:style-name="P1">Détails Syntaxe Javascrip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iane Paris</meta:initial-creator>
    <meta:creation-date>2021-12-30T23:56:49.41</meta:creation-date>
    <meta:document-statistic meta:table-count="0" meta:image-count="0" meta:object-count="0" meta:page-count="4" meta:paragraph-count="12" meta:word-count="33" meta:character-count="218"/>
    <dc:date>2021-12-31T00:02:16.96</dc:date>
    <dc:creator>Floriane Paris</dc:creator>
    <meta:editing-duration>PT5M28S</meta:editing-duration>
    <meta:editing-cycles>1</meta:editing-cycles>
    <meta:generator>OpenOffice/4.1.7$Win32 OpenOffice.org_project/417m1$Build-9800</meta:generator>
  </office:meta>
</office:document-meta>
</file>